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MS Mincho" svg:font-family="'MS Mincho', 'Arial Unicode MS'"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indent="-0.009cm" style:auto-text-indent="false"/>
    </style:style>
    <style:style style:name="P2" style:family="paragraph" style:parent-style-name="Sangría_20_2_20_de_20_t._20_independiente">
      <style:paragraph-properties fo:margin-left="0.009cm" fo:margin-right="0cm" fo:text-indent="-0.009cm" style:auto-text-indent="false"/>
      <style:text-properties fo:language="es" fo:country="ES"/>
    </style:style>
    <style:style style:name="P3" style:family="paragraph" style:parent-style-name="Text_20_body">
      <style:paragraph-properties fo:margin-left="0.009cm" fo:margin-right="0cm" fo:text-align="justify" style:justify-single-word="false" fo:text-indent="-0.009cm" style:auto-text-indent="false"/>
      <style:text-properties fo:language="es" fo:country="ES"/>
    </style:style>
    <style:style style:name="P4" style:family="paragraph" style:parent-style-name="Text_20_body">
      <style:paragraph-properties fo:margin-left="0.009cm" fo:margin-right="0cm" fo:text-align="justify" style:justify-single-word="false" fo:text-indent="-0.009cm" style:auto-text-indent="false"/>
      <style:text-properties fo:language="es" fo:country="ES" fo:background-color="transparent"/>
    </style:style>
    <style:style style:name="P5" style:family="paragraph" style:parent-style-name="Text_20_body">
      <style:paragraph-properties fo:margin-left="0.009cm" fo:margin-right="0cm" fo:text-align="justify" style:justify-single-word="false" fo:text-indent="-0.009cm" style:auto-text-indent="false"/>
      <style:text-properties fo:language="es" fo:country="MX" fo:background-color="transparent"/>
    </style:style>
    <style:style style:name="P6" style:family="paragraph" style:parent-style-name="Text_20_body">
      <style:paragraph-properties fo:margin-left="0.009cm" fo:margin-right="0cm" fo:text-align="justify" style:justify-single-word="false" fo:text-indent="-0.009cm" style:auto-text-indent="false"/>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language="es" fo:country="ES"/>
    </style:style>
    <style:style style:name="P10" style:family="paragraph" style:parent-style-name="Text_20_body">
      <style:paragraph-properties fo:text-align="justify"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5"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 style:family="paragraph" style:parent-style-name="Texto_20_sin_20_formato">
      <style:paragraph-properties fo:margin-left="0.009cm" fo:margin-right="0cm" fo:text-align="justify" style:justify-single-word="false" fo:text-indent="0cm" style:auto-text-indent="false" style:snap-to-layout-grid="false"/>
      <style:text-properties style:font-name="Times New Roman" fo:font-size="12pt" fo:language="es" fo:country="MX" style:font-size-asian="12pt" style:font-name-complex="Times New Roman"/>
    </style:style>
    <style:style style:name="P17" style:family="paragraph" style:parent-style-name="Sangría_20_2_20_de_20_t._20_independiente">
      <style:paragraph-properties fo:margin-left="0.009cm" fo:margin-right="0cm" fo:text-indent="0.501cm" style:auto-text-indent="false"/>
      <style:text-properties fo:language="es" fo:country="MX"/>
    </style:style>
    <style:style style:name="P18" style:family="paragraph" style:parent-style-name="Sangría_20_2_20_de_20_t._20_independiente">
      <style:paragraph-properties fo:margin-left="0.009cm" fo:margin-right="0cm" fo:text-indent="0.501cm" style:auto-text-indent="false"/>
      <style:text-properties fo:language="es" fo:country="ES"/>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style:font-name="Times New Roman" fo:font-size="12pt" style:font-name-asian="MS Mincho" style:font-size-asian="12pt" style:font-name-complex="Times New Roman"/>
    </style:style>
    <style:style style:name="P21" style:family="paragraph" style:parent-style-name="Standard">
      <style:paragraph-properties fo:margin-left="0cm" fo:margin-right="0cm" fo:text-indent="0.801cm" style:auto-text-indent="false"/>
    </style:style>
    <style:style style:name="P22" style:family="paragraph" style:parent-style-name="Standard">
      <style:paragraph-properties fo:margin-left="0cm" fo:margin-right="0cm" fo:text-align="justify" style:justify-single-word="false" fo:text-indent="0.801cm" style:auto-text-indent="false"/>
      <style:text-properties fo:language="es" fo:country="ES"/>
    </style:style>
    <style:style style:name="P23" style:family="paragraph" style:parent-style-name="Standard">
      <style:paragraph-properties fo:margin-left="0cm" fo:margin-right="0cm" fo:text-align="justify" style:justify-single-word="false" fo:text-indent="0.801cm" style:auto-text-indent="false"/>
    </style:style>
    <style:style style:name="P24" style:family="paragraph" style:parent-style-name="Texto_20_sin_20_formato">
      <style:paragraph-properties fo:text-align="justify" style:justify-single-word="false"/>
      <style:text-properties style:font-name="Times New Roman" fo:font-size="12pt" style:font-name-asian="MS Mincho" style:font-size-asian="12pt" style:font-name-complex="Times New Roman"/>
    </style:style>
    <style:style style:name="P25" style:family="paragraph" style:parent-style-name="Texto_20_sin_20_formato">
      <style:paragraph-properties fo:margin-left="0cm" fo:margin-right="0cm" fo:text-align="justify" style:justify-single-word="false" fo:text-indent="0.009cm" style:auto-text-indent="false"/>
      <style:text-properties style:font-name="Times New Roman" fo:font-size="12pt" fo:font-weight="bold" style:font-name-asian="MS Mincho" style:font-size-asian="12pt" style:font-weight-asian="bold" style:font-name-complex="Times New Roman" style:font-weight-complex="bold"/>
    </style:style>
    <style:style style:name="P26" style:family="paragraph" style:parent-style-name="Sangría_20_2_20_de_20_t._20_independiente">
      <style:paragraph-properties fo:margin-left="0.803cm" fo:margin-right="0cm" fo:text-indent="0cm" style:auto-text-indent="false"/>
    </style:style>
    <style:style style:name="P27" style:family="paragraph" style:parent-style-name="Sangría_20_2_20_de_20_t._20_independiente">
      <style:paragraph-properties fo:margin-left="0.803cm" fo:margin-right="0cm" fo:text-indent="0cm" style:auto-text-indent="false"/>
      <style:text-properties fo:background-color="transparent"/>
    </style:style>
    <style:style style:name="P28" style:family="paragraph" style:parent-style-name="Text_20_body_20_indent">
      <style:paragraph-properties fo:margin-left="4.006cm" fo:margin-right="0cm" fo:text-indent="-4.006cm" style:auto-text-indent="false">
        <style:tab-stops/>
      </style:paragraph-properties>
    </style:style>
    <style:style style:name="P29" style:family="paragraph" style:parent-style-name="Sangría_20_2_20_de_20_t._20_independiente">
      <style:paragraph-properties fo:margin-left="6.355cm" fo:margin-right="0cm" fo:text-indent="-6.331cm" style:auto-text-indent="false">
        <style:tab-stops/>
      </style:paragraph-properties>
    </style:style>
    <style:style style:name="P30" style:family="paragraph" style:parent-style-name="Standard" style:master-page-name="Standard">
      <style:paragraph-properties fo:text-align="center" style:justify-single-word="false" style:page-number="auto"/>
      <style:text-properties fo:language="es" fo:country="MX"/>
    </style:style>
    <style:style style:name="P31" style:family="paragraph" style:parent-style-name="Standard">
      <style:paragraph-properties fo:margin-left="0cm" fo:margin-right="0cm" fo:text-align="justify" style:justify-single-word="false" fo:text-indent="0.801cm" style:auto-text-indent="false"/>
    </style:style>
    <style:style style:name="P32" style:family="paragraph" style:parent-style-name="Header">
      <style:paragraph-properties fo:text-align="center" style:justify-single-word="false"/>
    </style:style>
    <style:style style:name="P3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34"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5"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3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37"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38"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39" style:family="paragraph" style:parent-style-name="Sangría_20_2_20_de_20_t._20_independiente">
      <style:paragraph-properties fo:margin-left="0.009cm" fo:margin-right="0cm" fo:text-indent="0.501cm" style:auto-text-indent="false"/>
      <style:text-properties fo:language="es" fo:country="ES"/>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background-color="transparent"/>
    </style:style>
    <style:style style:name="T5" style:family="text">
      <style:text-properties fo:background-color="transparent" style:font-name-asian="Times New Roman"/>
    </style:style>
    <style:style style:name="T6" style:family="text">
      <style:text-properties fo:background-color="transparent" style:font-name-asian="MS Mincho"/>
    </style:style>
    <style:style style:name="T7" style:family="text">
      <style:text-properties fo:language="es" fo:country="ES"/>
    </style:style>
    <style:style style:name="T8" style:family="text">
      <style:text-properties style:font-name-asian="MS Mincho"/>
    </style:style>
    <style:style style:name="T9" style:family="text">
      <style:text-properties fo:language="es" fo:country="MX"/>
    </style:style>
    <style:style style:name="T10" style:family="text">
      <style:text-properties fo:language="es" fo:country="MX" fo:background-color="transparen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ORDENANZA N° 2528-CM-14</text:p>
      <text:p text:style-name="P19"/>
      <text:p text:style-name="P19"/>
      <text:p text:style-name="P29">DESCRIPCIÓN SINTÉTICA: NORMAS MONTOS DE CONTRATACIÓN ORDENANZAS 257-C-89 Y 2049-CM-10.</text:p>
      <text:p text:style-name="P19"/>
      <text:p text:style-name="P19"/>
      <text:p text:style-name="P19">ANTECEDENTES</text:p>
      <text:p text:style-name="P21"/>
      <text:p text:style-name="P21">Carta Orgánica Municipal.</text:p>
      <text:p text:style-name="P21"/>
      <text:p text:style-name="P21">Ley Provincial 286.</text:p>
      <text:p text:style-name="P21"/>
      <text:p text:style-name="P23">Ley Provincial <text:s/>847.</text:p>
      <text:p text:style-name="P23"/>
      <text:p text:style-name="P23">Ordenanza 257-C-89: <text:s/>Aprueba el Régimen de Contrataciones de la Municipalidad de San Carlos de Bariloche.</text:p>
      <text:p text:style-name="P23"/>
      <text:p text:style-name="P22">Ordenanza 338-CM-94: Deroga el art. 1, inc. 1) de la Ordenanza 257-C-89 - Régimen de contrataciones - Determina monto de contrataciones.</text:p>
      <text:p text:style-name="P22"/>
      <text:p text:style-name="P22">Ordenanza 379-CM-94: Modifica los arts. 1 y 2 de la Ordenanza 338-CM-94, referida a montos de contrataciones.</text:p>
      <text:p text:style-name="P22"/>
      <text:p text:style-name="P22">Ordenanza 468-CM-95: Modifica art. 2 de Ordenanza 379-CM-94 de Contrataciones.</text:p>
      <text:p text:style-name="Standard"/>
      <text:p text:style-name="P23"><text:span text:style-name="T7">Ordenanza 753-CM-97: </text:span>Incorpora texto en el Régimen de Contrataciones y Servicios Públicos, en las Compras Directas y en los Permisos y Concesiones de la citada Ordenanza. Establece requisitos a cumplimentar por las organizaciones sociales contempladas en la norma.</text:p>
      <text:p text:style-name="P23"/>
      <text:p text:style-name="P21"><text:span text:style-name="T7">Ordenanza </text:span>1040-CM-00: Determina condiciones para contratar con la Administración Pública y puntajes o escalas que den preferencia a quienes estén radicados en esta ciudad y posean más del 90% de mano de obra local.</text:p>
      <text:p text:style-name="P21"/>
      <text:p text:style-name="P23"><text:span text:style-name="T7">Ordenanza 1330-CM-03: </text:span>Exceptúa del régimen de contrataciones municipales la asignación de boxes en la Terminal de Ómnibus de San Carlos de Bariloche. Establece valor del canon locativo y requisitos.</text:p>
      <text:p text:style-name="P23"/>
      <text:p text:style-name="P23"><text:span text:style-name="T7">Ordenanza 1452-CM-04: Modifica Ordenanza 468-CM-95. Actualiza los montos máximos autorizados para cada procedimiento de contratación directa.</text:span></text:p>
      <text:p text:style-name="P23"><text:span text:style-name="T7"/></text:p>
      <text:p text:style-name="P23"><text:span text:style-name="T7">Ordenanza </text:span>1625-CM-06: Fijar los requisitos formales legislativos a los fines de “Prestar acuerdo a los pliegos de licitación pública” en el marco del Régimen de Contrataciones.</text:p>
      <text:p text:style-name="P21"/>
      <text:p text:style-name="P23"><text:span text:style-name="T7">Ordenanza </text:span>2049-CM-10: Establece el Régimen de Contratación de Obras Públicas Municipales.</text:p>
      <text:p text:style-name="P23"/>
      <text:p text:style-name="P23"><text:soft-page-break/><text:span text:style-name="T7">Ordenanza 2103-CM-10: <text:s/></text:span>Obliga a los adjudicatarios de licitaciones públicas o privadas realizadas por la Municipalidad y a concesionarios de servicios públicos a contratar al menos un 70% de mano de obra local. Crea Registro de Autorizaciones.</text:p>
      <text:p text:style-name="P23"/>
      <text:p text:style-name="P23"><text:span text:style-name="T7">Ordenanza</text:span> <text:span text:style-name="T7">2311-CM-12: Se modifica el artículo 1° de la Ordenanza 1452-CM-04 montos contratación Obras Públicas.</text:span></text:p>
      <text:p text:style-name="P22"/>
      <text:p text:style-name="P22">Ordenanza 2313-CM-12: Se modifica el artículo 1° de la Ordenanza 1452-CM-04, montos de contratación.</text:p>
      <text:p text:style-name="P23"><text:span text:style-name="T7">Ordenanza 2339-CM-12: </text:span>Contratar con YPF Sociedad Anónima la provisión de combustible y lubricantes para la flota de automotores, maquinarias y embarcaciones oficiales. Adhesión Decreto Nacional 1189/2012.</text:p>
      <text:p text:style-name="P23"/>
      <text:p text:style-name="P23"><text:span text:style-name="T7">Ordenanza 2457-CM-13: </text:span>Se modifica el artículo 1º de la Ordenanza 2313-CM-12, en lo relativo a los montos de contratación Ordenanza 257-C-89 (Ley 286).</text:p>
      <text:p text:style-name="Standard"/>
      <text:p text:style-name="Standard">FUNDAMENTOS</text:p>
      <text:p text:style-name="P19"/>
      <text:p text:style-name="P23">Existen sucesivas normas que han dispuesto los montos para cada clase de contratación (obra pública y contrataciones en general) <text:s/>en el ámbito del Municipio.</text:p>
      <text:p text:style-name="P23"/>
      <text:p text:style-name="P23">Primigeniamente, el régimen de contrataciones se encontraba regulado por las leyes provinciales 847 y 286, motivo por el cual la primitiva Ordenanza 338-CM-94 estableció los montos de contrataciones en relación a ambas leyes, criterio que continuó hasta que se estableció que la referencia en cuanto a las contrataciones generales debía ser en relación a la Ordenanza 257-C-89 y no la ley provincial 847. Y, aunque desde 2010 existe la Ordenanza 2049-CM-10 que legisla los aspectos relativos al régimen de contratación de obra pública, dicha cuestión nunca fue apreciada al momento de actualizar los montos mínimos estipulados en la Ordenanza 338-CM-94 y sus sucesivas modificaciones.</text:p>
      <text:p text:style-name="P23"/>
      <text:p text:style-name="P23">A más de ello, la multiplicación de modificaciones de los montos de contratación, junta a una serie de errores legislativos, condujo a que actualmente quien debe operar con la norma relativa a contrataciones se encuentre ante un galimatías normativo sustancial. </text:p>
      <text:p text:style-name="P23"/>
      <text:p text:style-name="P23">Es por ello que consideramos de utilidad la sanción de una nueva norma, actualizada, que establezca los parámetros en los montos de contrataciones en base a las nuevas normas. Asimismo la Ordenanza 257-C-89 “Régimen de Contrataciones de la Municipalidad” que ha sido modificada explícitamente por las Ordenanzas 338-CM-94, 753-CM-97, 1040-CM-00, 2056-CM-10, 2057-CM-10 y 2339-CM-12, debe ser presentada a través de su texto ordenado. En la Ordenanza mencionada su Art. 1°) dice: “Toda contratación que realice la administración deberá ajustarse al procedimiento de la licitación pública, con excepción de aquellas en que su factor determinante esté fundado en: 1) Monto: que dará lugar a los procedimientos excepcionales de licitación privada o concurso de precios o en forma directa. El Departamento Ejecutivo, por vía reglamentaria, fijará los montos máximos autorizados para cada procedimiento, quedando asimismo facultado para reajustarlos teniendo en cuenta los índices que al efecto elaboren las oficinas técnicas que se determinen. 2) Características especiales de la contratación: que dará lugar a los procedimientos excepcionales de contratación directa cuando se diere las condiciones señaladas en el artículo 2°, o de remate público. 3) Procedimientos reglados en regímenes particulares: los que darán lugar a los mecanismos que allí estén determinados”. Sería <text:soft-page-break/>conveniente <text:s/>consolidar el texto de este artículo de tal modo que haga referencia directa a la Ordenanza donde quedan unificados los montos y su modo de ajuste.</text:p>
      <text:p text:style-name="P23"/>
      <text:p text:style-name="P23">La existencia de una norma independiente al Régimen de Contrataciones que contenga los montos evitará que sea afectado en forma indirecta el Régimen de Contrataciones. Como se verá se hace necesario incluir en el texto ordenado del Régimen de Contrataciones una referencia explícita a la nueva norma con los montos para Contrataciones.</text:p>
      <text:p text:style-name="P23"/>
      <text:p text:style-name="P23">A fin de evitar que la modificación de estos montos conlleve a modificaciones parciales de la tabla en cuestión y por ende a una clara contaminación legislativa, se promueve desde el Departamento Digesto un modelo que sirva como tal para presentar <text:s/>modificaciones a la ordenanza en cuestión y que sea el mismo Departamento el que asegure la publicidad del texto ordenado a la normativa en cuestión.</text:p>
      <text:p text:style-name="P23"><text:tab/><text:tab/></text:p>
      <text:p text:style-name="P23"/>
      <text:p text:style-name="Text_20_body_20_indent">AUTORES: Comisión Legislativa: Concejales Ramón Chiocconi, Alejandro Ramos Mejía (PJ); Arq. Carlos Valeri (FG); Leandro Lescano (AFSP); Mauro Gonzalez (PVpC) y Prof. Elena Welleshik (UCR).</text:p>
      <text:p text:style-name="Text_20_body_20_indent"/>
      <text:p text:style-name="P28">COLABORADORES: Asesoría Letrada, Asesoría Contable y Departamento de Digesto e Informática Legislativa del Concejo Municipal.</text:p>
      <text:p text:style-name="P19"/>
      <text:p text:style-name="P19"/>
      <text:p text:style-name="Text_20_body">El proyecto original Nº 549/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7">ORDENANZA</text:p>
      <text:p text:style-name="P7"/>
      <text:p text:style-name="P7"/>
      <table:table table:name="Tabla1" table:style-name="Tabla1">
        <table:table-column table:style-name="Tabla1.A"/>
        <table:table-column table:style-name="Tabla1.B"/>
        <table:table-row table:style-name="Tabla1.1">
          <table:table-cell table:style-name="Tabla1.A1" office:value-type="string">
            <text:p text:style-name="P9">Art. <text:s/>1°) </text:p>
          </table:table-cell>
          <table:table-cell table:style-name="Tabla1.A1" office:value-type="string">
            <text:p text:style-name="P20">Se determinan los montos de contrataciones municipales conforme al siguiente detalle:</text:p>
            <text:p text:style-name="P24"/>
            <text:p text:style-name="P25">ACTO ADMINISTRATIVO<text:tab/>Ord. 2049-CM-10<text:tab/>Ord. 257-C-89</text:p>
            <text:p text:style-name="P24"/>
            <text:p text:style-name="P26"><text:span text:style-name="T8">Compra Directa<text:tab/><text:tab/><text:tab/></text:span><text:span text:style-name="T7">$ 126.000,00</text:span><text:span text:style-name="T8"><text:tab/> <text:s text:c="13"/>$ <text:s/>30.000</text:span>,<text:span text:style-name="T6">00.</text:span><text:span text:style-name="T8">-</text:span></text:p>
            <text:p text:style-name="P26"><text:span text:style-name="T8">Concurso de Precios<text:tab/><text:tab/></text:span><text:span text:style-name="T7">$ <text:s/>630.000,00 <text:s/></text:span><text:span text:style-name="T8"><text:tab/> <text:s/>$ <text:s/>75.000</text:span>,<text:span text:style-name="T6">00.-</text:span></text:p>
            <text:p text:style-name="P27"><text:span text:style-name="T8">Licitación Privada<text:tab/><text:tab/></text:span><text:span text:style-name="T7">$ 3.150.000,00</text:span><text:span text:style-name="T8"><text:tab/> <text:s/>$ 450.000.00.-</text:span></text:p>
            <text:p text:style-name="P16"><text:span text:style-name="T5"><text:s text:c="7"/></text:span><text:span text:style-name="T6">Licitación Pública más de <text:s text:c="10"/>$3.150.000,00 más de <text:s/>$ 450.000,00.</text:span></text:p>
            <text:p text:style-name="P17"/>
          </table:table-cell>
        </table:table-row>
        <table:table-row table:style-name="Tabla1.1">
          <table:table-cell table:style-name="Tabla1.A1" office:value-type="string">
            <text:p text:style-name="P11">Art. <text:s/>2°)</text:p>
          </table:table-cell>
          <table:table-cell table:style-name="Tabla1.A1" office:value-type="string">
            <text:p text:style-name="P1"><text:span text:style-name="T7">Se fija como índice de actualización de los montos consignados por </text:span><text:span text:style-name="T7">Ordenanza 2049-CM-10</text:span><text:span text:style-name="T7"> la variación del índice de la construcción nivel general del INDEC, tomando como base los correspondientes al mes de abril de 2012. La actualización se deberá efectuar al fin de cada ejercicio fiscal y los nuevos montos resultantes de la aplicación de la variación del índice promedio por cada período operarán como límite máximo autorizado a actualizar</text:span></text:p>
            <text:p text:style-name="P18"/>
            <text:p text:style-name="P18"/>
          </table:table-cell>
        </table:table-row>
        <text:soft-page-break/>
        <table:table-row table:style-name="Tabla1.1">
          <table:table-cell table:style-name="Tabla1.A1" office:value-type="string">
            <text:p text:style-name="P11">Art. <text:s/>3º)</text:p>
          </table:table-cell>
          <table:table-cell table:style-name="Tabla1.A1" office:value-type="string">
            <text:p text:style-name="P1"><text:span text:style-name="T7">Se determina como índice de actualización de los montos del art. 1°, relativos a la Ordenanza 257-C-89 la variación del índice de precios al consumidor nivel general del INDEC tomando como base los correspondientes al mes de </text:span><text:span text:style-name="T7">abril <text:s text:c="6"/>de 2013.</text:span><text:span text:style-name="T7"> El Departamento Ejecutivo efectuará la actualización de los montos al fin de cada ejercicio fiscal mediante el dictado de la Resolución correspondiente <text:s/>y los nuevos montos resultantes de la aplicación de la variación del índice promedio por cada período operarán como límite máximo autorizado a actualizar.</text:span></text:p>
            <text:p text:style-name="P2"/>
            <text:p text:style-name="P2"/>
          </table:table-cell>
        </table:table-row>
        <table:table-row table:style-name="Tabla1.1">
          <table:table-cell table:style-name="Tabla1.A1" office:value-type="string">
            <text:p text:style-name="P11">Art. <text:s/>4º)</text:p>
          </table:table-cell>
          <table:table-cell table:style-name="Tabla1.A1" office:value-type="string">
            <text:p text:style-name="P3">Se abrogan las ordenanzas 338-CM-94; 468-CM-95; 2311-CM-12; 2313-CM-12 y <text:span text:style-name="T4">2457-CM-13.</text:span></text:p>
            <text:p text:style-name="P4"/>
          </table:table-cell>
        </table:table-row>
        <table:table-row table:style-name="Tabla1.1">
          <table:table-cell table:style-name="Tabla1.A1" office:value-type="string">
            <text:p text:style-name="P11">Art. <text:s/>5º)</text:p>
          </table:table-cell>
          <table:table-cell table:style-name="Tabla1.A1" office:value-type="string">
            <text:p text:style-name="P10">Se modifica el Art. 1º de la Ordenanza 257-C-89, quedando redactado de la siguiente manera:</text:p>
            <text:p text:style-name="P3">“Art. 1º) Toda contratación que realice la Administración deberá ajustarse al procedimiento de la licitación pública, con excepción de aquellas en que su factor determinante esté fundado en: 1) Monto: que dará lugar a los procedimientos excepcionales de compra directa, licitación privada o concurso de precios en los términos definidos en la ordenanza de monto de contrataciones vigente. 2) Características especiales de la contratación: que dará lugar a los procedimientos excepcionales de contratación directa cuando se dieren las condiciones señaladas en el artículo 2°, o de remate público. 3) Procedimientos reglados en regímenes particulares: los que darán lugar a los mecanismos que allí estén determinados”.</text:p>
            <text:p text:style-name="P3"/>
          </table:table-cell>
        </table:table-row>
        <table:table-row table:style-name="Tabla1.1">
          <table:table-cell table:style-name="Tabla1.A1" office:value-type="string">
            <text:p text:style-name="P11">Art. <text:s/>6º)</text:p>
          </table:table-cell>
          <table:table-cell table:style-name="Tabla1.A1" office:value-type="string">
            <text:p text:style-name="P6"><text:span text:style-name="T10">Se encomienda al Departamento de Digesto la </text:span><text:span text:style-name="T9">realización</text:span><text:span text:style-name="T10"> del texto ordenado de la Ordenanza 257-C-89 “Régimen de Contrataciones”.</text:span></text:p>
            <text:p text:style-name="P5"/>
          </table:table-cell>
        </table:table-row>
        <table:table-row table:style-name="Tabla1.1">
          <table:table-cell table:style-name="Tabla1.A1" office:value-type="string">
            <text:p text:style-name="P11">Art. <text:s/>7°) </text:p>
          </table:table-cell>
          <table:table-cell table:style-name="Tabla1.A1" office:value-type="string">
            <text:p text:style-name="P15">Comuníquese. Publíquese en el Boletín Oficial. Tómese razón. Cumplido, archívese.</text:p>
            <text:p text:style-name="P14"/>
            <text:p text:style-name="P12"/>
          </table:table-cell>
        </table:table-row>
      </table:table>
      <text:p text:style-name="P1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MS Mincho" svg:font-family="'MS Mincho', 'Arial Unicode MS'"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sin_20_formato" style:display-name="Texto sin formato" style:family="paragraph" style:parent-style-name="Standard">
      <style:text-properties style:font-name="Courier New" fo:font-size="10pt" fo:language="es" fo:country="ES" style:font-size-asian="10pt" style:font-name-complex="Courier New" style:font-size-complex="10pt"/>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3"><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18:07</dc:date>
    <meta:print-date>2014-05-20T15:17:08</meta:print-date>
    <meta:editing-cycles>8</meta:editing-cycles>
    <meta:editing-duration>P23DT22H11M8S</meta:editing-duration>
    <meta:generator>LibreOffice/3.5$Linux_x86 LibreOffice_project/350m1$Build-2</meta:generator>
    <meta:printed-by>Claudia </meta:printed-by>
    <meta:document-statistic meta:table-count="1" meta:image-count="1" meta:object-count="0" meta:page-count="4" meta:paragraph-count="57" meta:word-count="1357" meta:character-count="9376" meta:non-whitespace-character-count="7825"/>
    <meta:user-defined meta:name="Información 1"/>
    <meta:user-defined meta:name="Información 2"/>
    <meta:user-defined meta:name="Información 3"/>
    <meta:user-defined meta:name="Información 4"/>
  </office:meta>
</office:document-meta>
</file>